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5C000006CC2D323C7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size="33pt" fo:font-weight="bold" style:font-size-asian="33pt" style:font-weight-asian="bold" style:font-size-complex="33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fo:font-size="40pt" fo:font-weight="bold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00cc" fo:font-size="62pt" style:font-size-asian="62pt" style:font-size-complex="62pt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>
      <style:paragraph-properties fo:text-align="center" style:justify-single-word="false"/>
      <style:text-properties fo:color="#ff00cc" fo:font-size="60pt" fo:font-weight="bold" style:font-size-asian="60pt" style:font-weight-asian="bold" style:font-size-complex="6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T1" style:family="text">
      <style:text-properties style:font-name="Times New Roman1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"><text:span text:style-name="T2">«  </text:span><text:span text:style-name="T1">É</text:span><text:span text:style-name="T2">tonnant, non ? »</text:span></text:p>
      <text:p text:style-name="P6"/>
      <text:p text:style-name="P1"><draw:frame draw:style-name="fr1" draw:name="images1" text:anchor-type="char" svg:y="0.326cm" svg:width="16.519cm" svg:height="18.533cm" draw:z-index="0"><draw:image xlink:href="Pictures/100000000000055C000006CC2D323C76.jpg" xlink:type="simple" xlink:show="embed" xlink:actuate="onLoad"/></draw:frame></text:p>
      <text:p text:style-name="P2"/>
      <text:p text:style-name="P3">Desproges is not dead !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 style:font-family-generic="roman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fr" fo:country="FR" style:letter-kerning="true" style:font-name-asian="SimSun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Absatz-Standardschriftart" style:family="text"/>
    <style:style style:name="WW-Absatz-Standardschriftart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#ffffff" style:writing-mode="lr-tb" style:layout-grid-color="#c0c0c0" style:layout-grid-lines="6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42cm" style:num-format="1" style:print-orientation="portrait" fo:margin-top="0cm" fo:margin-bottom="0cm" fo:margin-left="0cm" fo:margin-right="0cm" fo:background-color="#ffffff" style:writing-mode="lr-tb" style:layout-grid-color="#c0c0c0" style:layout-grid-lines="6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éloise VOCORET</meta:initial-creator>
    <meta:creation-date>2013-11-19T15:11:39</meta:creation-date>
    <dc:creator>Olga Terocova</dc:creator>
    <dc:date>2016-07-04T20:22:13.88</dc:date>
    <meta:editing-cycles>11</meta:editing-cycles>
    <meta:editing-duration>PT17M3S</meta:editing-duration>
    <meta:printed-by>Olga TEROCOVA</meta:printed-by>
    <meta:print-date>2014-12-07T16:45:20.39</meta:print-date>
    <meta:generator>OpenOffice/4.1.2$Win32 OpenOffice.org_project/412m3$Build-9782</meta:generator>
    <meta:document-statistic meta:table-count="0" meta:image-count="1" meta:object-count="0" meta:page-count="1" meta:paragraph-count="2" meta:word-count="10" meta:character-count="43"/>
  </office:meta>
</office:document-meta>
</file>